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105d97" officeooo:paragraph-rsid="00105d97" style:font-size-asian="15.75pt" style:font-size-complex="18pt"/>
    </style:style>
    <style:style style:name="P2" style:family="paragraph" style:parent-style-name="Standard">
      <style:paragraph-properties fo:text-align="start" style:justify-single-word="false"/>
      <style:text-properties fo:font-size="12pt" officeooo:rsid="00105d97" officeooo:paragraph-rsid="00105d97" style:font-size-asian="10.5pt" style:font-size-complex="12pt"/>
    </style:style>
    <style:style style:name="P3" style:family="paragraph" style:parent-style-name="Standard" style:list-style-name="L31">
      <style:paragraph-properties fo:text-align="start" style:justify-single-word="false"/>
      <style:text-properties officeooo:paragraph-rsid="00105d97"/>
    </style:style>
    <style:style style:name="P4" style:family="paragraph" style:parent-style-name="Standard">
      <style:paragraph-properties fo:text-align="start" style:justify-single-word="false"/>
      <style:text-properties officeooo:paragraph-rsid="00105d97"/>
    </style:style>
    <style:style style:name="P5" style:family="paragraph">
      <style:paragraph-properties fo:text-align="start"/>
    </style:style>
    <style:style style:name="P6" style:family="paragraph">
      <style:paragraph-properties fo:text-align="center"/>
    </style:style>
    <style:style style:name="T1" style:family="text">
      <style:text-properties fo:font-size="12pt" officeooo:rsid="00105d97" style:font-size-asian="10.5pt" style:font-size-complex="12pt"/>
    </style:style>
    <style:style style:name="T2" style:family="text">
      <style:text-properties fo:font-size="12pt" style:text-underline-style="solid" style:text-underline-width="auto" style:text-underline-color="font-color" officeooo:rsid="00105d97" style:font-size-asian="10.5pt" style:font-size-complex="12pt"/>
    </style:style>
    <style:style style:name="T3" style:family="text">
      <style:text-properties style:text-underline-style="solid" style:text-underline-width="auto" style:text-und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8" draw:style-name="gr2" draw:text-style-name="P6" svg:width="2.964cm" svg:height="1.218cm" svg:x="1.819cm" svg:y="9.22cm"><text:p text:style-name="P6">Nova-volum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2" draw:text-style-name="P6" svg:width="1.879cm" svg:height="1.694cm" svg:x="7.666cm" svg:y="6.309cm"><text:p text:style-name="P6">Nova</text:p><text:p text:style-name="P6">DB</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2" draw:text-style-name="P6" svg:width="3.282cm" svg:height="1.773cm" svg:x="11.82cm" svg:y="7.341cm"><text:p text:style-name="P6">Nova-network</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2" draw:text-style-name="P6" svg:width="3.731cm" svg:height="1.932cm" svg:x="11.608cm" svg:y="4.272cm"><text:p text:style-name="P6">Nova-schedu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2" draw:text-style-name="P6" svg:width="3.123cm" svg:height="2.303cm" svg:x="2.533cm" svg:y="5.886cm"><text:p text:style-name="P6">Queu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2" draw:text-style-name="P6" svg:width="3.837cm" svg:height="0.98cm" svg:x="6.211cm" svg:y="9.696cm"><text:p text:style-name="P6">Nova-compu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draw:text-style-name="P6" svg:width="3.308cm" svg:height="1.112cm" svg:x="6.29cm" svg:y="3.664cm"><text:p text:style-name="P6">Nova-ap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 draw:style-name="gr1" draw:text-style-name="P6" svg:width="4.499cm" svg:height="1.218cm" svg:x="0.734cm" svg:y="1.494cm"><text:p text:style-name="P6">Nova</text:p></draw:rect>Nova Components</text:p>
      <text:p text:style-name="P1"><draw:rect text:anchor-type="paragraph" draw:z-index="0" draw:style-name="gr1" draw:text-style-name="P5" svg:width="17.066cm" svg:height="10.399cm" svg:x="0.39cm" svg:y="0.261cm"><text:p text:style-name="P5"/></draw:rec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102885283473251666" text:style-name="L31">
        <text:list-item>
          <text:p text:style-name="P3"><text:span text:style-name="T1">The </text:span><text:span text:style-name="T2">nova-api</text:span><text:span text:style-name="T1"> daemon is the heart of the OpenStack Nova. You may see it illustrated on many pictures of OpenStack Nova as API and “Cloud Controller”. While this is partly true, cloud controller is really just a class (specifically the CloudController in trunk/nova/api/ec2/cloud.py) within the nova-api daemon. It provides an endpoint for all API queries (either OpenStack API or EC2 API), initiates most of the orchestration activities (such as running an instance) and also enforces some policy (mostly quota checks)</text:span></text:p>
        </text:list-item>
        <text:list-item>
          <text:p text:style-name="P3">The <text:span text:style-name="T3">nova-schedule</text:span> process is conceptually the simplest piece of code in OpenStack Nova: take a virtual machine instance request from the queue and determines where it should run (specifically, which compute server host it should run on). In practice however, I am sure this will grow to be the most complex as it needs to factor in current state of the entire cloud infrastructure and apply complicated algorithm to ensure efficient usage. To that end, nova-schedule implements a pluggable architecture that let’s you choose (or write) your own algorithm for scheduling. Currently, there are several to choose from (simple, chance, etc) and it is a area of hot development for the future releases of OpenStack Nova.</text:p>
        </text:list-item>
        <text:list-item>
          <text:p text:style-name="P3">The <text:span text:style-name="T3">nova-compute</text:span> process is primarily a worker daemon that creates and terminates virtual machine instances. The process by which it does so is fairly complex (see this blog post by Laurence Luce for the gritty details) but the basics are simple: accept actions from the queue and then perform a series of system commands (like launching a KVM instance) to carry them out while updating state in the database. </text:p>
        </text:list-item>
        <text:list-item>
          <text:p text:style-name="P3">As you can gather by the name,<text:span text:style-name="T3"> nova-volume</text:span> manages the creation, attaching and detaching of persistent volumes to compute instances (similar functionality to <text:a xlink:type="simple" xlink:href="http://aws.amazon.com/ebs/">Amazon’s Elastic Block Storage</text:a>). It can use volumes from a variety of providers such as iSCSI or AoE. -</text:p>
        </text:list-item>
      </text:list>
      <text:p text:style-name="P4"/>
      <text:list xml:id="list134852905139504" text:continue-numbering="true" text:style-name="L31">
        <text:list-item>
          <text:p text:style-name="P3"><text:soft-page-break/>The <text:span text:style-name="T3">nova-network</text:span> worker daemon is very similar to nova-compute and nova-volume. It accepts networking tasks from the queue and then performs tasks to manipulate the network (such as setting up bridging interfaces or changing iptables rules). </text:p>
        </text:list-item>
        <text:list-item>
          <text:p text:style-name="P3">The <text:span text:style-name="T3">queue</text:span> provides a central hub for passing messages between daemons. This is currently implemented with RabbitMQ today, but theoretically could be any AMPQ message queue supported by the python ampqlib.</text:p>
        </text:list-item>
        <text:list-item>
          <text:p text:style-name="P3">The <text:span text:style-name="T3">SQL database</text:span> stores most of the build-time and run-time state for a cloud infrastructure. This includes the instance types that are available for use, instances in use, networks available and projects. Theoretically, OpenStack Nova can support any database supported by SQL-Alchemy but the only databases currently being widely used are sqlite3 (only appropriate for test and development work), MySQL and PostgreSQL. </text:p>
          <text:p text:style-name="P3"><text:span text:style-name="T1"/></text:p>
        </text:list-item>
      </text:list>
      <text:p text:style-name="P1"/>
      <text:p text:style-name="P1">Nova Scheduler</text:p>
      <text:p text:style-name="P1"/>
      <text:p text:style-name="P1"><draw:rect text:anchor-type="paragraph" draw:z-index="9" draw:style-name="gr3" draw:text-style-name="P6" svg:width="14.447cm" svg:height="7.012cm" svg:x="1.475cm" svg:y="0.497cm"><text:p/></draw:rect></text:p>
      <text:p text:style-name="P1"/>
      <text:p text:style-name="P1"><draw:rect text:anchor-type="paragraph" draw:z-index="10" draw:style-name="gr1" draw:text-style-name="P6" svg:width="3.917cm" svg:height="1.297cm" svg:x="2.506cm" svg:y="0.28cm"><text:p text:style-name="P6">Filters</text:p></draw:rect><draw:rect text:anchor-type="paragraph" draw:z-index="11" draw:style-name="gr1" draw:text-style-name="P6" svg:width="3.784cm" svg:height="1.456cm" svg:x="9.994cm" svg:y="0.201cm"><text:p text:style-name="P6">Weights</text:p></draw:rect></text:p>
      <text:p text:style-name="P2"><draw:rect text:anchor-type="paragraph" draw:z-index="13" draw:style-name="gr1" draw:text-style-name="P6" svg:width="4.578cm" svg:height="3.096cm" svg:x="9.677cm" svg:y="1.111cm"><text:p text:style-name="P6">ram_weight_multiplier</text:p><text:p text:style-name="P6">schedule_host_subsize</text:p><text:p text:style-name="P6">scheduler_weight_class</text:p></draw:rect><draw:rect text:anchor-type="paragraph" draw:z-index="12" draw:style-name="gr1" draw:text-style-name="P6" svg:width="3.917cm" svg:height="3.282cm" svg:x="2.48cm" svg:y="1.164cm"><text:p text:style-name="P6">RetryFilter</text:p><text:p text:style-name="P6">AvailabilityZoneFilter</text:p><text:p text:style-name="P6">RamFilter</text:p><text:p text:style-name="P6">ComputeFilter</text:p></draw:re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Proposed Scheduler</text:p>
      <text:p text:style-name="P1"/>
      <text:p text:style-name="P1"><draw:rect text:anchor-type="paragraph" draw:z-index="14" draw:style-name="gr3" draw:text-style-name="P6" svg:width="14.976cm" svg:height="7.488cm" svg:x="1.157cm" svg:y="0.148cm"><text:p/></draw:rect></text:p>
      <text:p text:style-name="P1"><draw:rect text:anchor-type="paragraph" draw:z-index="15" draw:style-name="gr1" draw:text-style-name="P6" svg:width="4.181cm" svg:height="1.271cm" svg:x="2.877cm" svg:y="1.111cm"><text:p text:style-name="P6">Single-server DRF</text:p></draw:rect><draw:rect text:anchor-type="paragraph" draw:z-index="16" draw:style-name="gr1" draw:text-style-name="P6" svg:width="5.107cm" svg:height="1.165cm" svg:x="8.751cm" svg:y="1.244cm"><text:p text:style-name="P6">Single-resource fairness</text:p></draw:rect><draw:rect text:anchor-type="paragraph" draw:z-index="17" draw:style-name="gr1" draw:text-style-name="P6" svg:width="4.155cm" svg:height="1.271cm" svg:x="2.903cm" svg:y="3.493cm"><text:p text:style-name="P6">Envy-Freeness</text:p></draw:rect><draw:rect text:anchor-type="paragraph" draw:z-index="18" draw:style-name="gr1" draw:text-style-name="P6" svg:width="5.398cm" svg:height="0.98cm" svg:x="8.592cm" svg:y="3.678cm"><text:p text:style-name="P6">Pareto Optimality</text:p></draw:rect><draw:rect text:anchor-type="paragraph" draw:z-index="19" draw:style-name="gr1" draw:text-style-name="P6" svg:width="5.028cm" svg:height="0.927cm" svg:x="5.417cm" svg:y="5.45cm"><text:p text:style-name="P6">Group strategyproofness</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2:38:32.336882095</meta:creation-date>
    <meta:generator>LibreOffice/4.2.8.2$Linux_X86_64 LibreOffice_project/420m0$Build-2</meta:generator>
    <meta:document-statistic meta:table-count="0" meta:image-count="0" meta:object-count="0" meta:page-count="2" meta:paragraph-count="11" meta:word-count="450" meta:character-count="2825" meta:non-whitespace-character-count="2390"/>
  </office:meta>
</office:document-meta>
</file>